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Consolas" style:font-name-asian="Consolas" style:font-name-complex="Consolas"/>
    </style:style>
    <style:style style:name="TableColumn4" style:family="table-column">
      <style:table-column-properties style:column-width="3.1305in" style:use-optimal-column-width="false"/>
    </style:style>
    <style:style style:name="TableColumn5" style:family="table-column">
      <style:table-column-properties style:column-width="3.1305in" style:use-optimal-column-width="false"/>
    </style:style>
    <style:style style:name="Table3" style:family="table">
      <style:table-properties style:width="6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9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0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1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2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3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4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5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6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7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8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19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0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1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2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3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4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5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6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7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8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29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0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1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2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3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4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5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6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7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8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39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40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41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42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43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44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45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46" style:parent-style-name="Normal" style:family="paragraph">
      <style:paragraph-properties fo:text-align="end" fo:margin-bottom="0in" fo:line-height="100%"/>
      <style:text-properties style:font-name="Calibri" style:font-name-asian="Calibri" style:font-name-complex="Calibri"/>
    </style:style>
    <style:style style:name="P4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88" style:parent-style-name="Normal" style:family="paragraph">
      <style:text-properties style:font-name="Consolas" style:font-name-asian="Consolas" style:font-name-complex="Consolas"/>
    </style:style>
  </office:automatic-styles>
  <office:body>
    <office:text text:use-soft-page-breaks="true">
      <text:p text:style-name="P1"><text:span text:style-name="T2">{mycompany_logo} {mycompany_name}<text:s/></text:span><text:line-break/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rowid<text:s/></text:p>
            <text:p text:style-name="P9">ref<text:s/></text:p>
            <text:p text:style-name="P10">label<text:s/></text:p>
            <text:p text:style-name="P11">description<text:s/></text:p>
            <text:p text:style-name="P12">date_creation<text:s/></text:p>
            <text:p text:style-name="P13">tms<text:s/></text:p>
            <text:p text:style-name="P14">fk_user_creat<text:s/></text:p>
            <text:p text:style-name="P15">fk_user_modif<text:s/></text:p>
            <text:p text:style-name="P16">last_main_doc<text:s/></text:p>
            <text:p text:style-name="P17">import_key<text:s/></text:p>
            <text:p text:style-name="P18">model_pdf<text:s/></text:p>
            <text:p text:style-name="P19">equipe<text:s/></text:p>
            <text:p text:style-name="P20">magasin<text:s/></text:p>
            <text:p text:style-name="P21">marque<text:s/></text:p>
            <text:p text:style-name="P22">modele<text:s/></text:p>
            <text:p text:style-name="P23">numero_serie<text:s/></text:p>
            <text:p text:style-name="P24">date_achat<text:s/></text:p>
            <text:p text:style-name="P25">heures<text:s/></text:p>
            <text:p text:style-name="P26">etat_general<text:s/></text:p>
            <text:p text:style-name="P27">type_huile_moteur<text:s/></text:p>
            <text:p text:style-name="P28">quantite_huile_moteur<text:s/></text:p>
            <text:p text:style-name="P29">type<text:s/></text:p>
            <text:p text:style-name="P30">immatriculation<text:s/></text:p>
            <text:p text:style-name="P31">derniere_revision<text:s/></text:p>
            <text:p text:style-name="P32">type_huile_hydrau<text:s/></text:p>
            <text:p text:style-name="P33">quantite_huile_hydrau<text:s/></text:p>
            <text:p text:style-name="P34">type_huile_pont<text:s/></text:p>
            <text:p text:style-name="P35">quantite_huile_pont<text:s/></text:p>
            <text:p text:style-name="P36">ref_filtre_air<text:s/></text:p>
            <text:p text:style-name="P37">ref_filtre_carburant<text:s/></text:p>
            <text:p text:style-name="P38">ref_filtre_huile_moteur<text:s/></text:p>
            <text:p text:style-name="P39">ref_filtre_huile_hydrau<text:s/></text:p>
            <text:p text:style-name="P40">type_bougies<text:s/></text:p>
            <text:p text:style-name="P41">ref_lames<text:s/></text:p>
            <text:p text:style-name="P42">ref_courroie_lame<text:s/></text:p>
            <text:p text:style-name="P43">ref_courroie_moteur<text:s/></text:p>
            <text:p text:style-name="P44">ref_plateau_tondeuse<text:s/></text:p>
            <text:p text:style-name="P45">instructions_maintenance<text:s/></text:p>
            <text:p text:style-name="P46">etat_actuel</text:p>
            <text:p text:style-name="P47"/>
          </table:table-cell>
          <table:table-cell table:style-name="TableCell48">
            <text:p text:style-name="P49">{object_rowid}</text:p>
            <text:p text:style-name="P50">{object_ref}</text:p>
            <text:p text:style-name="P51">{object_label}</text:p>
            <text:p text:style-name="P52">{object_description}</text:p>
            <text:p text:style-name="P53">{object_date_creation}</text:p>
            <text:p text:style-name="P54">{object_tms}</text:p>
            <text:p text:style-name="P55">{object_fk_user_creat}</text:p>
            <text:p text:style-name="P56">{object_fk_user_modif}</text:p>
            <text:p text:style-name="P57">{object_last_main_doc}</text:p>
            <text:p text:style-name="P58">{object_import_key}</text:p>
            <text:p text:style-name="P59">{object_model_pdf}</text:p>
            <text:p text:style-name="P60">{object_equipe}</text:p>
            <text:p text:style-name="P61">{object_magasin}</text:p>
            <text:p text:style-name="P62">{object_marque}</text:p>
            <text:p text:style-name="P63">{object_modele}</text:p>
            <text:p text:style-name="P64">{object_numero_serie}</text:p>
            <text:p text:style-name="P65">{object_date_achat}</text:p>
            <text:p text:style-name="P66">{object_heures}</text:p>
            <text:p text:style-name="P67">{object_etat_general}</text:p>
            <text:p text:style-name="P68">{object_type_huile_moteur}</text:p>
            <text:p text:style-name="P69">{object_quantite_huile_moteur}</text:p>
            <text:p text:style-name="P70">{object_type}</text:p>
            <text:p text:style-name="P71">{object_immatriculation}</text:p>
            <text:p text:style-name="P72">{object_derniere_revision}</text:p>
            <text:p text:style-name="P73">{object_type_huile_hydrau}</text:p>
            <text:p text:style-name="P74">{object_quantite_huile_hydrau}</text:p>
            <text:p text:style-name="P75">{object_type_huile_pont}</text:p>
            <text:p text:style-name="P76">{object_quantite_huile_pont}</text:p>
            <text:p text:style-name="P77">{object_ref_filtre_air}</text:p>
            <text:p text:style-name="P78">{object_ref_filtre_carburant}</text:p>
            <text:p text:style-name="P79">{object_ref_filtre_huile_moteur}</text:p>
            <text:p text:style-name="P80">{object_ref_filtre_huile_hydrau}</text:p>
            <text:p text:style-name="P81">{object_type_bougies}</text:p>
            <text:p text:style-name="P82">{object_ref_lames}</text:p>
            <text:p text:style-name="P83">{object_ref_courroie_lame}</text:p>
            <text:p text:style-name="P84">{object_ref_courroie_moteur}</text:p>
            <text:p text:style-name="P85">{object_ref_plateau_tondeuse}</text:p>
            <text:p text:style-name="P86">{object_instructions_maintenance}</text:p>
            <text:p text:style-name="P87">{object_etat_actuel}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ément Gibert</meta:initial-creator>
    <dc:creator>Clément Gibert</dc:creator>
    <meta:creation-date>2022-07-29T14:56:00Z</meta:creation-date>
    <dc:date>2022-07-29T14:56:00Z</dc:date>
    <meta:template xlink:href="Normal.dotm" xlink:type="simple"/>
    <meta:editing-cycles>1</meta:editing-cycles>
    <meta:editing-duration>PT0S</meta:editing-duration>
    <meta:document-statistic meta:page-count="1" meta:paragraph-count="3" meta:word-count="232" meta:character-count="1505" meta:row-count="10" meta:non-whitespace-character-count="1276"/>
  </office:meta>
</office:document-meta>
</file>